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756f" officeooo:paragraph-rsid="0006756f"/>
    </style:style>
    <style:style style:name="P2" style:family="paragraph" style:parent-style-name="Standard">
      <style:text-properties officeooo:rsid="0010a9bb" officeooo:paragraph-rsid="0006756f"/>
    </style:style>
    <style:style style:name="P3" style:family="paragraph" style:parent-style-name="Standard">
      <style:text-properties officeooo:paragraph-rsid="0006756f"/>
    </style:style>
    <style:style style:name="P4" style:family="paragraph" style:parent-style-name="Standard">
      <style:text-properties fo:font-size="16pt" fo:font-weight="bold" officeooo:rsid="0006756f" officeooo:paragraph-rsid="0006756f" style:font-size-asian="16pt" style:font-weight-asian="bold" style:font-size-complex="16pt" style:font-weight-complex="bold"/>
    </style:style>
    <style:style style:name="P5" style:family="paragraph" style:parent-style-name="Standard">
      <style:text-properties fo:font-weight="bold" officeooo:rsid="0006756f" officeooo:paragraph-rsid="0006756f" style:font-weight-asian="bold" style:font-weight-complex="bold"/>
    </style:style>
    <style:style style:name="P6" style:family="paragraph" style:parent-style-name="Standard">
      <style:paragraph-properties fo:margin-top="0cm" fo:margin-bottom="0.282cm" loext:contextual-spacing="false"/>
      <style:text-properties officeooo:rsid="0010a9bb" officeooo:paragraph-rsid="0006756f"/>
    </style:style>
    <style:style style:name="P7" style:family="paragraph" style:parent-style-name="Standard">
      <style:paragraph-properties fo:margin-top="0cm" fo:margin-bottom="0.282cm" loext:contextual-spacing="false"/>
      <style:text-properties officeooo:paragraph-rsid="0006756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a9bb" style:font-weight-asian="normal" style:font-weight-complex="normal"/>
    </style:style>
    <style:style style:name="T3" style:family="text">
      <style:text-properties officeooo:rsid="0010a9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mmands:</text:p>
      <text:p text:style-name="P1"/>
      <text:p text:style-name="P5">hands on docker:</text:p>
      <text:p text:style-name="P1"/>
      <text:p text:style-name="P2"><text:span text:style-name="T1">Commands</text:span></text:p>
      <text:p text:style-name="P3"><text:span text:style-name="T1"><text:s/>docker images</text:span></text:p>
      <text:p text:style-name="P3"><text:span text:style-name="T1"><text:s text:c="3"/>48 <text:s/>docker ps</text:span></text:p>
      <text:p text:style-name="P3"><text:span text:style-name="T1"><text:s text:c="3"/>49 <text:s/>docker run -</text:span><text:span text:style-name="T2">d </text:span><text:span text:style-name="T1">--name c1 httpd</text:span></text:p>
      <text:p text:style-name="P3"><text:span text:style-name="T1"><text:s text:c="3"/>50 <text:s/>clear</text:span></text:p>
      <text:p text:style-name="P3"><text:span text:style-name="T1"><text:s text:c="3"/>51 <text:s/>docker ps</text:span></text:p>
      <text:p text:style-name="P3"><text:span text:style-name="T1"><text:s text:c="3"/>52 <text:s/>docker ps -a</text:span></text:p>
      <text:p text:style-name="P3"><text:span text:style-name="T1"><text:s text:c="3"/>53 <text:s/>docker images</text:span></text:p>
      <text:p text:style-name="P3"><text:span text:style-name="T1"><text:s text:c="3"/>54 <text:s/>docker run --name c2 -d -p 8080:80 nginx</text:span></text:p>
      <text:p text:style-name="P3"><text:span text:style-name="T1"><text:s text:c="3"/>55 <text:s/>docker ps</text:span></text:p>
      <text:p text:style-name="P3"><text:span text:style-name="T1"><text:s text:c="3"/>56 <text:s/>docker inspect c2</text:span></text:p>
      <text:p text:style-name="P3"><text:span text:style-name="T1"><text:s text:c="3"/>57 <text:s/>docker inspect c2 | grep -i ipaddr</text:span></text:p>
      <text:p text:style-name="P3"><text:span text:style-name="T1"><text:s text:c="3"/>58 <text:s/>curl 172.17.0.2</text:span></text:p>
      <text:p text:style-name="P3"><text:span text:style-name="T1"><text:s text:c="3"/>59 <text:s/>ifconfig</text:span></text:p>
      <text:p text:style-name="P3"><text:span text:style-name="T1"><text:s text:c="3"/>60 <text:s/>clear</text:span></text:p>
      <text:p text:style-name="P3"><text:span text:style-name="T1"><text:s text:c="3"/>61 <text:s/>ip addr</text:span></text:p>
      <text:p text:style-name="P3"><text:span text:style-name="T1"/></text:p>
      <text:p text:style-name="P2"><text:span text:style-name="T1">Explanation:</text:span></text:p>
      <text:p text:style-name="P2"><text:span text:style-name="T1"><text:s text:c="3"/>48: shows running contaienrs</text:span></text:p>
      <text:p text:style-name="P2"><text:span text:style-name="T1"><text:s text:c="4"/>49: create and run the c1 container in background with the image of httpd</text:span></text:p>
      <text:p text:style-name="P7"><text:s text:c="3"/><text:span text:style-name="T3">56: it will show the description of c2 </text:span></text:p>
      <text:p text:style-name="P6">61 : it similar like ifconfig shows network interface car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3T04:29:27.441269562</meta:creation-date>
    <dc:date>2023-03-03T04:30:23.218791270</dc:date>
    <meta:editing-duration>PT56S</meta:editing-duration>
    <meta:editing-cycles>1</meta:editing-cycles>
    <meta:document-statistic meta:table-count="0" meta:image-count="0" meta:object-count="0" meta:page-count="1" meta:paragraph-count="23" meta:word-count="102" meta:character-count="577" meta:non-whitespace-character-count="432"/>
    <meta:generator>LibreOffice/6.4.7.2$Linux_X86_64 LibreOffice_project/40$Build-2</meta:generator>
  </office:meta>
</office:document-meta>
</file>